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45f74" draw:textarea-vertical-align="middle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  <style:paragraph-properties style:writing-mode="lr-tb"/>
    </style:style>
    <style:style style:name="gr3" style:family="graphic" style:parent-style-name="objectwithoutfill">
      <style:graphic-properties draw:marker-end="Arrowheads_20_34" draw:marker-end-width="0.3cm" draw:fill="solid" draw:textarea-vertical-align="middle" loext:decorative="false"/>
    </style:style>
    <style:style style:name="gr4" style:family="graphic" style:parent-style-name="objectwithoutfill">
      <style:graphic-properties draw:marker-end="Arrowheads_20_35" draw:marker-end-width="0.3cm" draw:fill="solid" draw:textarea-vertical-align="middle" loext:decorative="false"/>
    </style:style>
    <style:style style:name="gr5" style:family="graphic" style:parent-style-name="objectwithoutfill">
      <style:graphic-properties draw:marker-end="Arrowheads_20_37" draw:marker-end-width="0.3cm" draw:fill="solid" draw:textarea-vertical-align="middle" loext:decorative="false"/>
    </style:style>
    <style:style style:name="gr6" style:family="graphic" style:parent-style-name="objectwithoutfill">
      <style:graphic-properties draw:marker-end="Arrowheads_20_38" draw:marker-end-width="0.3cm" draw:fill="solid" draw:textarea-vertical-align="middle" loext:decorative="false"/>
    </style:style>
    <style:style style:name="gr7" style:family="graphic">
      <style:graphic-properties style:writing-mode="lr-tb" loext:decorative="false"/>
    </style:style>
    <style:style style:name="gr8" style:family="graphic" style:parent-style-name="standard">
      <style:graphic-properties draw:stroke="solid" svg:stroke-color="#000000" draw:fill="solid" draw:fill-color="#ffffff" draw:textarea-vertical-align="middle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true" fo:min-height="0cm" fo:min-width="0cm" loext:decorative="false"/>
    </style:style>
    <style:style style:name="gr10" style:family="graphic" style:parent-style-name="objectwithoutfill">
      <style:graphic-properties draw:stroke="dash" draw:stroke-dash="Long_20_Dash" svg:stroke-color="#000000" draw:marker-end="Arrowheads_20_25" draw:marker-end-width="0.3cm" draw:fill="solid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45f74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1.9cm" svg:height="0.9cm" svg:x="6cm" svg:y="4.7cm">
          <text:p text:style-name="P1">Goal</text:p>
        </draw:rect>
        <draw:rect draw:style-name="gr2" draw:text-style-name="P1" xml:id="id2" draw:id="id2" draw:layer="layout" svg:width="1.9cm" svg:height="0.9cm" svg:x="4.6cm" svg:y="6.8cm">
          <text:p text:style-name="P1">Episodic</text:p>
        </draw:rect>
        <draw:rect draw:style-name="gr2" draw:text-style-name="P1" xml:id="id3" draw:id="id3" draw:layer="layout" svg:width="2cm" svg:height="1.1cm" svg:x="3.5cm" svg:y="8.7cm">
          <text:p text:style-name="P1">Where<text:line-break/>when</text:p>
        </draw:rect>
        <draw:connector draw:style-name="gr3" draw:text-style-name="P3" draw:layer="layout" draw:type="curve" svg:x1="6.95cm" svg:y1="5.6cm" svg:x2="5.55cm" svg:y2="6.8cm" draw:start-shape="id1" draw:start-glue-point="2" draw:end-shape="id2" draw:end-glue-point="0" svg:d="M6950 5600c0 900-1400 300-1400 1200" svg:viewBox="0 0 1401 1201">
          <text:p/>
        </draw:connector>
        <draw:connector draw:style-name="gr4" draw:text-style-name="P3" draw:layer="layout" draw:type="curve" svg:x1="5.55cm" svg:y1="7.7cm" svg:x2="4.5cm" svg:y2="8.7cm" draw:start-shape="id2" draw:start-glue-point="2" draw:end-shape="id3" draw:end-glue-point="0" svg:d="M5550 7700c0 750-1050 250-1050 1000" svg:viewBox="0 0 1051 1001">
          <text:p/>
        </draw:connector>
        <draw:rect draw:style-name="gr2" draw:text-style-name="P1" xml:id="id5" draw:id="id5" draw:layer="layout" svg:width="2.1cm" svg:height="1cm" svg:x="8.4cm" svg:y="8.8cm">
          <text:p text:style-name="P1">What</text:p>
        </draw:rect>
        <draw:rect draw:style-name="gr2" draw:text-style-name="P1" xml:id="id4" draw:id="id4" draw:layer="layout" svg:width="1.9cm" svg:height="0.9cm" svg:x="8.3cm" svg:y="6.8cm">
          <text:p text:style-name="P1">Semantic</text:p>
        </draw:rect>
        <draw:connector draw:style-name="gr5" draw:text-style-name="P3" draw:layer="layout" draw:type="curve" svg:x1="6.95cm" svg:y1="5.6cm" svg:x2="9.25cm" svg:y2="6.8cm" draw:start-shape="id1" draw:start-glue-point="2" draw:end-shape="id4" draw:end-glue-point="0" svg:d="M6950 5600c0 900 2300 300 2300 1200" svg:viewBox="0 0 2301 1201">
          <text:p/>
        </draw:connector>
        <draw:connector draw:style-name="gr6" draw:text-style-name="P3" draw:layer="layout" draw:type="curve" svg:x1="9.25cm" svg:y1="7.7cm" svg:x2="9.45cm" svg:y2="8.8cm" draw:start-shape="id4" draw:start-glue-point="2" draw:end-shape="id5" draw:end-glue-point="0" svg:d="M9250 7700c0 825 200 275 200 1100" svg:viewBox="0 0 201 1101">
          <text:p/>
        </draw:connector>
        <draw:g draw:style-name="gr7" xml:id="id6" draw:id="id6">
          <draw:rect draw:style-name="gr8" draw:text-style-name="P4" draw:layer="layout" svg:width="4.222cm" svg:height="1.4cm" svg:x="7.178cm" svg:y="0.9cm">
            <text:p text:style-name="P1">This from Google gpt</text:p>
          </draw:rect>
          <draw:custom-shape draw:style-name="gr9" draw:text-style-name="P5" draw:layer="layout" svg:width="0.445cm" svg:height="0.445cm" draw:transform="rotate (-1.5707963267949) translate (7.623cm 0.9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</draw:g>
        <draw:connector draw:style-name="gr10" draw:text-style-name="P3" draw:layer="layout" draw:type="curve" svg:x1="6.95cm" svg:y1="4.7cm" svg:x2="9.289cm" svg:y2="2.3cm" draw:start-shape="id1" draw:start-glue-point="0" draw:end-shape="id6" draw:end-glue-point="2" svg:d="M6950 4700c0-1798 2339-599 2339-2400" svg:viewBox="0 0 2340 24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5" draw:display-name="Arrowheads 25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b0be" draw:marker-start-width="0.2cm" draw:marker-start-center="false" draw:marker-end-width="0.2cm" draw:marker-end-center="false" draw:fill="solid" draw:fill-color="#8fd7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00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2pt" style:font-size-complex="12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0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7T20:15:46.047857716</meta:creation-date>
    <meta:editing-duration>PT12H49M42S</meta:editing-duration>
    <meta:editing-cycles>4</meta:editing-cycles>
    <meta:generator>LibreOffice/7.6.7.2$Linux_X86_64 LibreOffice_project/60$Build-2</meta:generator>
    <dc:title>diagram</dc:title>
    <dc:date>2026-01-08T09:05:28.653236889</dc:date>
    <meta:document-statistic meta:object-count="13"/>
    <meta:template xlink:type="simple" xlink:actuate="onRequest" xlink:title="diagram" xlink:href="../../../../../Templates/diagram1.otg" meta:date="2026-01-07T20:15:45.316604648"/>
  </office:meta>
</office:document-meta>
</file>